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49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04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103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184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25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659cm" svg:y1="15.564cm" svg:x2="11.739cm" svg:y2="14.18cm">
            <text:p/>
          </draw:line>
          <draw:line draw:style-name="gr1" draw:text-style-name="P1" draw:layer="layout" svg:x1="8.379cm" svg:y1="14.18cm" svg:x2="12.578cm" svg:y2="15.288cm">
            <text:p/>
          </draw:line>
          <draw:line draw:style-name="gr1" draw:text-style-name="P1" draw:layer="layout" svg:x1="11.739cm" svg:y1="14.18cm" svg:x2="12.579cm" svg:y2="15.288cm">
            <text:p/>
          </draw:line>
          <draw:line draw:style-name="gr1" draw:text-style-name="P1" draw:layer="layout" svg:x1="12.579cm" svg:y1="15.287cm" svg:x2="8.659cm" svg:y2="15.565cm">
            <text:p/>
          </draw:line>
          <draw:line draw:style-name="gr1" draw:text-style-name="P1" draw:layer="layout" svg:x1="8.379cm" svg:y1="14.18cm" svg:x2="8.66cm" svg:y2="15.564cm">
            <text:p/>
          </draw:line>
          <draw:frame draw:style-name="gr2" draw:text-style-name="P3" draw:layer="layout" svg:width="0.249cm" svg:height="0.38cm" svg:x="12.679cm" svg:y="15.215cm">
            <draw:text-box>
              <text:p text:style-name="P2"><text:span text:style-name="T1">D</text:span></text:p>
            </draw:text-box>
          </draw:frame>
          <draw:frame draw:style-name="gr3" draw:text-style-name="P3" draw:layer="layout" svg:width="0.204cm" svg:height="0.38cm" svg:x="11.738cm" svg:y="13.801cm">
            <draw:text-box>
              <text:p text:style-name="P2"><text:span text:style-name="T1">P</text:span></text:p>
            </draw:text-box>
          </draw:frame>
          <draw:frame draw:style-name="gr3" draw:text-style-name="P3" draw:layer="layout" svg:width="0.204cm" svg:height="0.38cm" svg:x="8.089cm" svg:y="13.834cm">
            <draw:text-box>
              <text:p text:style-name="P2"><text:span text:style-name="T1">T</text:span></text:p>
            </draw:text-box>
          </draw:frame>
          <draw:frame draw:style-name="gr4" draw:text-style-name="P3" draw:layer="layout" svg:width="0.223cm" svg:height="0.38cm" svg:x="10.34cm" svg:y="14.288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207cm" svg:height="0.38cm" svg:x="8.38cm" svg:y="15.462cm">
            <draw:text-box>
              <text:p text:style-name="P2"><text:span text:style-name="T1">S</text:span></text:p>
            </draw:text-box>
          </draw:frame>
          <draw:frame draw:style-name="gr6" draw:text-style-name="P3" draw:layer="layout" svg:width="0.103cm" svg:height="0.38cm" svg:x="10.818cm" svg:y="15.496cm">
            <draw:text-box>
              <text:p text:style-name="P2"><text:span text:style-name="T1">I</text:span></text:p>
            </draw:text-box>
          </draw:frame>
          <draw:line draw:style-name="gr1" draw:text-style-name="P1" draw:layer="layout" svg:x1="11.739cm" svg:y1="14.18cm" svg:x2="10.759cm" svg:y2="15.426cm">
            <text:p/>
          </draw:line>
          <draw:frame draw:style-name="gr7" draw:text-style-name="P3" draw:layer="layout" svg:width="0.225cm" svg:height="0.38cm" svg:x="11.137cm" svg:y="14.972cm">
            <draw:text-box>
              <text:p text:style-name="P2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847" draw:display-name="Dashed (var) 184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8:01.540954116</meta:creation-date>
    <dc:date>2018-02-09T15:48:18.406675125</dc:date>
    <meta:editing-duration>PT17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